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Source Code Pro" fo:font-size="20pt" style:text-underline-style="solid" style:text-underline-width="auto" style:text-underline-color="font-color" fo:font-weight="bold" officeooo:rsid="00057ab3" officeooo:paragraph-rsid="00057ab3" style:font-size-asian="20pt" style:font-weight-asian="bold" style:font-size-complex="20pt" style:font-weight-complex="bold"/>
    </style:style>
    <style:style style:name="P2" style:family="paragraph" style:parent-style-name="Standard">
      <style:text-properties style:font-name="Source Code Pro" fo:font-size="12pt" style:text-underline-style="none" fo:font-weight="normal" officeooo:rsid="00057ab3" officeooo:paragraph-rsid="00057ab3" style:font-size-asian="10.5pt" style:font-weight-asian="normal" style:font-size-complex="12pt" style:font-weight-complex="normal"/>
    </style:style>
    <style:style style:name="P3" style:family="paragraph" style:parent-style-name="Standard">
      <style:text-properties style:font-name="Source Code Pro" fo:font-size="12pt" style:text-underline-style="none" fo:font-weight="normal" officeooo:rsid="00057ab3" officeooo:paragraph-rsid="00067078" style:font-size-asian="10.5pt" style:font-weight-asian="normal" style:font-size-complex="12pt" style:font-weight-complex="normal"/>
    </style:style>
    <style:style style:name="P4" style:family="paragraph" style:parent-style-name="Standard">
      <style:text-properties style:font-name="Source Code Pro" fo:font-size="12pt" style:text-underline-style="none" fo:font-weight="normal" officeooo:rsid="00057ab3" officeooo:paragraph-rsid="0007e452" style:font-size-asian="10.5pt" style:font-weight-asian="normal" style:font-size-complex="12pt" style:font-weight-complex="normal"/>
    </style:style>
    <style:style style:name="P5" style:family="paragraph" style:parent-style-name="Standard">
      <style:text-properties style:font-name="Source Code Pro" fo:font-size="12pt" style:text-underline-style="none" fo:font-weight="normal" officeooo:rsid="00057ab3" officeooo:paragraph-rsid="00086f61" style:font-size-asian="10.5pt" style:font-weight-asian="normal" style:font-size-complex="12pt" style:font-weight-complex="normal"/>
    </style:style>
    <style:style style:name="P6" style:family="paragraph" style:parent-style-name="Standard">
      <style:text-properties style:font-name="Source Code Pro" fo:font-size="12pt" style:text-underline-style="none" fo:font-weight="normal" officeooo:rsid="00086f61" officeooo:paragraph-rsid="00086f61" style:font-size-asian="10.5pt" style:font-weight-asian="normal" style:font-size-complex="12pt" style:font-weight-complex="normal"/>
    </style:style>
    <style:style style:name="P7" style:family="paragraph" style:parent-style-name="Standard">
      <style:text-properties style:font-name="Source Code Pro" fo:font-size="12pt" style:text-underline-style="none" fo:font-weight="bold" officeooo:rsid="00057ab3" officeooo:paragraph-rsid="00057ab3" style:font-size-asian="10.5pt" style:font-weight-asian="bold" style:font-size-complex="12pt" style:font-weight-complex="bold"/>
    </style:style>
    <style:style style:name="T1" style:family="text">
      <style:text-properties officeooo:rsid="00067078"/>
    </style:style>
    <style:style style:name="T2" style:family="text">
      <style:text-properties officeooo:rsid="0007e00c"/>
    </style:style>
    <style:style style:name="T3" style:family="text">
      <style:text-properties officeooo:rsid="0007e4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unity-basiertes Qualitätsmanagment</text:p>
      <text:p text:style-name="P1"/>
      <text:p text:style-name="P7">Linux-Kern</text:p>
      <text:p text:style-name="P2"/>
      <text:p text:style-name="P2">Der Linux-Kern hat sein ganz eigenes Qualitätssystem. Alle Programmierer, die am Linux-Kern beteiligen, müssen einige Regeln <text:s/>befolgen damit ihre Veränderungen auf den Stammbaum von Linux übernommen werden. Was letztlich in den Stammbaum kommt und was nicht entscheidet Linus Torvalds.</text:p>
      <text:p text:style-name="P2"/>
      <text:p text:style-name="P7">Ablauf einer Veränderung <text:span text:style-name="T2">für</text:span> Linux</text:p>
      <text:p text:style-name="P2"/>
      <text:p text:style-name="P4">Sobald eine Veränderung an Linux vorgenommen wurde, muss dieser an den jeweiligen Maintainer <text:span text:style-name="T1">der Datei</text:span> per E-Mail gesendet werden. <text:span text:style-name="T2">D</text:span>ie Veränderung <text:span text:style-name="T2">muss anschließend als Patch</text:span> abgesendet werden. <text:span text:style-name="T1">Jede Datei, aus der Linux besteht, ist einem Maintainer zu gewiesen. </text:span>Ist der<text:span text:style-name="T3"> </text:span>Maintainer mit dem Patch zufrieden, <text:span text:style-name="T1">unterschreibt dieser den Patch. Damit sagt er, das er der Meinung ist das dieser Patch legitim ist und eingebaut werden kann.</text:span></text:p>
      <text:p text:style-name="P4"/>
      <text:p text:style-name="P4"><text:span text:style-name="T1">Die sogenannten Subsystem Maintainer sind für bestimmte Bereiche von Linux zuständig (z.B. PCI, USB, …). Sie haben di</text:span>e Aufgabe, <text:span text:style-name="T1">di</text:span>e empfangene<text:span text:style-name="T1">n</text:span> Patches <text:span text:style-name="T3">für das jeweilige Subsystem</text:span> zu untersuchen und zu testen. <text:span text:style-name="T3">Sie müssen ebenfalls die Patches unterschreiben.</text:span></text:p>
      <text:p text:style-name="P3"/>
      <text:p text:style-name="P2">Alle 2 bis 3 Monate öffnet Linus das sogenannte Merge-Window. Während dieser Zeit nimmt er Veränderungen <text:span text:style-name="T3">der Subsystem Maintainer </text:span>auf und untersucht diese, bevor sie dann schlussen<text:span text:style-name="T3">d</text:span>lich in seinem Linux-Tree landen. <text:span text:style-name="T1">Nach jedem Merge-Window wird dann getestet, ob alles so funktioniert wie es soll. Sind alle kleinen Fehler behoben, gibt Linus die neue Version der Kernels frei.</text:span></text:p>
      <text:p text:style-name="P2"/>
      <text:p text:style-name="P5">Angenommen <text:span text:style-name="T1">ein Maintainer bekommt einen Patch zugesendet und er ist der Meinung das dieser Patch in Ordnung ist. Er unterschreibt ihn, sendet ihn an den jeweiligen Subsystem Maintainer. Der Subsystem Maintainer unterschreibt ebenfalls und die Veränderung kommt in den Linux-Tree. Die Veränderung verursacht einen Fehler und nun sind die Maintainer, die unterschrieben haben, verantwortlich den Fehler zu beheben.</text:span></text:p>
      <text:p text:style-name="P5"/>
      <text:p text:style-name="P6">Das heißt das immer mindestens drei Personen eine Veränderung untersuchen und testen, bevor sie in Linux landet. Falls ein Fehler passiert, passiert er bei drei Personen.</text:p>
      <text:p text:style-name="P2"><text:soft-page-break/></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23:39:06.694134227</meta:creation-date>
    <dc:date>2015-01-14T00:39:40.671320103</dc:date>
    <meta:editing-duration>PT8M19S</meta:editing-duration>
    <meta:editing-cycles>2</meta:editing-cycles>
    <meta:generator>LibreOffice/4.3.5.2.0$Linux_X86_64 LibreOffice_project/430m0$Build-2</meta:generator>
    <meta:document-statistic meta:table-count="0" meta:image-count="0" meta:object-count="0" meta:page-count="2" meta:paragraph-count="9" meta:word-count="291" meta:character-count="2015" meta:non-whitespace-character-count="1732"/>
  </office:meta>
</office:document-meta>
</file>